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a3c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a3c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a3c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a3c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a3c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a3c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a3c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a3c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a3c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a3c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a3c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a3c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a3c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a3c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a3c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a3c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a3c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rcos Andrés Jesús Tocuyo Lay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5/8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3155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drés Eduardo Tocuyo Monsalv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11150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4.2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1" meta:non-whitespace-character-count="1003"/>
    <meta:template xlink:type="simple" xlink:actuate="onRequest" xlink:title="Normal" xlink:href=""/>
  </office:meta>
</office:document-meta>
</file>